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erif"/>
    </style:style>
    <style:style style:name="P2" style:family="paragraph" style:parent-style-name="Text_20_body">
      <style:text-properties style:font-name="Liberation Serif"/>
    </style:style>
    <style:style style:name="P3" style:family="paragraph" style:parent-style-name="Text_20_body">
      <style:paragraph-properties fo:margin-top="0cm" fo:margin-bottom="0.247cm" style:contextual-spacing="false" fo:line-height="114%" fo:padding="0cm" fo:border="none"/>
      <style:text-properties style:font-name="Liberation Serif" officeooo:paragraph-rsid="0011ffe3"/>
    </style:style>
    <style:style style:name="P4" style:family="paragraph" style:parent-style-name="Text_20_body">
      <style:paragraph-properties fo:margin-left="0cm" fo:margin-right="0cm" fo:margin-top="0cm" fo:margin-bottom="0cm" style:contextual-spacing="false" fo:line-height="114%" fo:orphans="2" fo:widows="2" fo:text-indent="0cm" style:auto-text-indent="false" fo:padding="0cm" fo:border="none"/>
      <style:text-properties style:font-name="Liberation Serif" officeooo:paragraph-rsid="0011ffe3"/>
    </style:style>
    <style:style style:name="P5"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Liberation Serif" officeooo:paragraph-rsid="0011ffe3"/>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5.998cm" style:type="right" style:leader-style="dotted" style:leader-text="."/>
        </style:tab-stops>
      </style:paragraph-properties>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Contents_20_3">
      <style:paragraph-properties>
        <style:tab-stops>
          <style:tab-stop style:position="15.998cm" style:type="right" style:leader-style="dotted" style:leader-text="."/>
        </style:tab-stops>
      </style:paragraph-properties>
    </style:style>
    <style:style style:name="P12" style:family="paragraph" style:parent-style-name="Contents_20_4">
      <style:paragraph-properties>
        <style:tab-stops>
          <style:tab-stop style:position="15.499cm" style:type="right" style:leader-style="dotted" style:leader-text="."/>
        </style:tab-stops>
      </style:paragraph-properties>
    </style:style>
    <style:style style:name="P13" style:family="paragraph" style:parent-style-name="Heading_20_1">
      <style:text-properties style:font-name="Liberation Serif" loext:padding="0cm" loext:border="none"/>
    </style:style>
    <style:style style:name="P14" style:family="paragraph" style:parent-style-name="Heading_20_1">
      <style:text-properties style:font-name="Liberation Serif"/>
    </style:style>
    <style:style style:name="P15" style:family="paragraph" style:parent-style-name="Heading_20_1">
      <style:text-properties style:font-name="Liberation Serif" officeooo:paragraph-rsid="00179871"/>
    </style:style>
    <style:style style:name="P16" style:family="paragraph" style:parent-style-name="Heading_20_1">
      <style:text-properties officeooo:rsid="0015450c" officeooo:paragraph-rsid="00179871"/>
    </style:style>
    <style:style style:name="P17" style:family="paragraph" style:parent-style-name="Heading_20_2">
      <style:text-properties style:font-name="Liberation Serif"/>
    </style:style>
    <style:style style:name="P18" style:family="paragraph" style:parent-style-name="Heading_20_4">
      <style:text-properties style:font-name="Liberation Serif" fo:font-weight="bold" officeooo:paragraph-rsid="00179871"/>
    </style:style>
    <style:style style:name="P19" style:family="paragraph" style:parent-style-name="Heading_20_4">
      <style:text-properties fo:font-weight="bold" officeooo:paragraph-rsid="00179871"/>
    </style:style>
    <style:style style:name="P20" style:family="paragraph" style:parent-style-name="Quotations" style:list-style-name="L12">
      <style:text-properties officeooo:paragraph-rsid="00179871"/>
    </style:style>
    <style:style style:name="P21" style:family="paragraph" style:parent-style-name="Quotations" style:list-style-name="L14">
      <style:text-properties officeooo:paragraph-rsid="00179871"/>
    </style:style>
    <style:style style:name="P22" style:family="paragraph" style:parent-style-name="Quotations">
      <style:text-properties officeooo:paragraph-rsid="00179871"/>
    </style:style>
    <style:style style:name="P23" style:family="paragraph" style:parent-style-name="Quotations" style:list-style-name="L15">
      <style:text-properties style:font-name="Liberation Serif" officeooo:paragraph-rsid="00179871"/>
    </style:style>
    <style:style style:name="P24" style:family="paragraph" style:parent-style-name="Quotations">
      <style:text-properties style:font-name="Liberation Serif" officeooo:paragraph-rsid="00179871"/>
    </style:style>
    <style:style style:name="P25" style:family="paragraph" style:parent-style-name="Quotations" style:list-style-name="L15">
      <style:text-properties officeooo:paragraph-rsid="00179871"/>
    </style:style>
    <style:style style:name="P26" style:family="paragraph" style:parent-style-name="Standard">
      <style:text-properties style:font-name="Liberation Serif"/>
    </style:style>
    <style:style style:name="P27" style:family="paragraph" style:parent-style-name="Standard">
      <style:text-properties style:font-name="Liberation Serif" officeooo:paragraph-rsid="00179871"/>
    </style:style>
    <style:style style:name="P28" style:family="paragraph" style:parent-style-name="Text_20_body" style:list-style-name="L1" style:master-page-name="">
      <style:paragraph-properties fo:margin-top="0cm" fo:margin-bottom="0cm" style:contextual-spacing="false" fo:line-height="114%" fo:orphans="2" fo:widows="2" style:page-number="auto" fo:break-before="auto" fo:break-after="auto" fo:padding="0cm" fo:border="none" fo:keep-with-next="auto"/>
      <style:text-properties officeooo:paragraph-rsid="0011ffe3"/>
    </style:style>
    <style:style style:name="P29" style:family="paragraph" style:parent-style-name="Text_20_body" style:list-style-name="L3">
      <style:paragraph-properties fo:margin-top="0cm" fo:margin-bottom="0cm" style:contextual-spacing="false" fo:line-height="114%" fo:orphans="2" fo:widows="2" fo:padding="0cm" fo:border="none"/>
      <style:text-properties officeooo:paragraph-rsid="0011ffe3"/>
    </style:style>
    <style:style style:name="P30" style:family="paragraph" style:parent-style-name="Text_20_body" style:list-style-name="L1">
      <style:paragraph-properties fo:margin-top="0cm" fo:margin-bottom="0cm" style:contextual-spacing="false" fo:line-height="114%" fo:orphans="2" fo:widows="2" fo:padding="0cm" fo:border="none"/>
      <style:text-properties style:font-name="Liberation Serif" officeooo:paragraph-rsid="0011ffe3"/>
    </style:style>
    <style:style style:name="P31" style:family="paragraph" style:parent-style-name="Text_20_body" style:list-style-name="L3" style:master-page-name="">
      <style:paragraph-properties fo:margin-top="0cm" fo:margin-bottom="0cm" style:contextual-spacing="false" fo:line-height="114%" fo:orphans="2" fo:widows="2" style:page-number="auto" fo:break-before="auto" fo:break-after="auto" fo:padding="0cm" fo:border="none" fo:keep-with-next="auto"/>
      <style:text-properties style:font-name="Liberation Serif" officeooo:paragraph-rsid="0011ffe3"/>
    </style:style>
    <style:style style:name="P32" style:family="paragraph" style:parent-style-name="Text_20_body" style:list-style-name="L3">
      <style:paragraph-properties fo:margin-top="0cm" fo:margin-bottom="0cm" style:contextual-spacing="false" fo:line-height="114%" fo:orphans="2" fo:widows="2" fo:padding="0cm" fo:border="none"/>
      <style:text-properties style:font-name="Liberation Serif" officeooo:paragraph-rsid="0011ffe3"/>
    </style:style>
    <style:style style:name="P33" style:family="paragraph" style:parent-style-name="Text_20_body" style:list-style-name="L4">
      <style:text-properties style:font-name="Liberation Serif"/>
    </style:style>
    <style:style style:name="P34" style:family="paragraph" style:parent-style-name="Text_20_body" style:list-style-name="L5">
      <style:text-properties style:font-name="Liberation Serif"/>
    </style:style>
    <style:style style:name="P35" style:family="paragraph" style:parent-style-name="Text_20_body">
      <style:text-properties style:font-name="Liberation Serif"/>
    </style:style>
    <style:style style:name="P36" style:family="paragraph" style:parent-style-name="Text_20_body" style:list-style-name="L2"/>
    <style:style style:name="P37" style:family="paragraph" style:parent-style-name="Text_20_body" style:list-style-name="L4"/>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8"/>
    <style:style style:name="P41" style:family="paragraph" style:parent-style-name="Text_20_body" style:list-style-name="L9"/>
    <style:style style:name="P42" style:family="paragraph" style:parent-style-name="Text_20_body" style:list-style-name="L10"/>
    <style:style style:name="P43" style:family="paragraph" style:parent-style-name="Text_20_body" style:list-style-name="L11"/>
    <style:style style:name="P44" style:family="paragraph" style:parent-style-name="Text_20_body">
      <style:text-properties officeooo:paragraph-rsid="0018bdec"/>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officeooo:rsid="000fac53"/>
    </style:style>
    <style:style style:name="T4" style:family="text">
      <style:text-properties loext:padding="0cm" loext:border="none"/>
    </style:style>
    <style:style style:name="T5" style:family="text">
      <style:text-properties fo:color="#1f1f1f" loext:opacity="100%"/>
    </style:style>
    <style:style style:name="T6" style:family="text">
      <style:text-properties fo:color="#1f1f1f" loext:opacity="100%" fo:font-weight="bold" loext:padding="0cm" loext:border="none"/>
    </style:style>
    <style:style style:name="T7" style:family="text">
      <style:text-properties fo:color="#1f1f1f" loext:opacity="100%" style:font-name="Liberation Serif"/>
    </style:style>
    <style:style style:name="T8" style:family="text">
      <style:text-properties fo:color="#1f1f1f" loext:opacity="100%" style:font-name="Liberation Serif" fo:font-style="normal" fo:font-weight="bold" officeooo:rsid="0011ffe3" style:font-style-asian="normal" style:font-weight-asian="bold" style:font-style-complex="normal" style:font-weight-complex="bold" loext:padding="0cm" loext:border="none"/>
    </style:style>
    <style:style style:name="T9" style:family="text">
      <style:text-properties fo:color="#1f1f1f" loext:opacity="100%" style:font-name="Liberation Serif" fo:font-style="normal" fo:font-weight="bold" style:font-style-asian="normal" style:font-weight-asian="bold" style:font-style-complex="normal" style:font-weight-complex="bold" loext:padding="0cm" loext:border="none"/>
    </style:style>
    <style:style style:name="T10" style:family="text">
      <style:text-properties fo:color="#1f1f1f" loext:opacity="100%" style:font-name="Liberation Serif" fo:font-style="italic" loext:padding="0cm" loext:border="none"/>
    </style:style>
    <style:style style:name="T11" style:family="text">
      <style:text-properties fo:color="#1f1f1f" loext:opacity="100%" style:font-name="Liberation Serif" fo:font-weight="bold" loext:padding="0cm" loext:border="none"/>
    </style:style>
    <style:style style:name="T12" style:family="text">
      <style:text-properties fo:color="#444746" loext:opacity="100%" style:font-name="Liberation Serif" loext:padding="0cm" loext:border="none"/>
    </style:style>
    <style:style style:name="T13" style:family="text">
      <style:text-properties fo:color="#444746" loext:opacity="100%" style:font-name="Liberation Serif" fo:font-weight="bold" style:font-weight-asian="bold" style:font-weight-complex="bold" loext:padding="0cm" loext:border="none"/>
    </style:style>
    <style:style style:name="T14" style:family="text">
      <style:text-properties style:font-name="Liberation Serif"/>
    </style:style>
    <style:style style:name="T15" style:family="text">
      <style:text-properties style:font-name="Liberation Serif" fo:font-weight="bold"/>
    </style:style>
    <style:style style:name="T16" style:family="text">
      <style:text-properties style:font-name="Liberation Serif" officeooo:rsid="00184f4b"/>
    </style:style>
    <style:style style:name="T17" style:family="text">
      <style:text-properties style:font-name="Liberation Sans" fo:font-size="18pt" fo:font-weight="bold" style:font-name-asian="Noto Sans CJK SC" style:font-size-asian="18pt" style:font-weight-asian="bold" style:font-name-complex="Lohit Devanagari1" style:font-size-complex="18pt" style:font-weight-complex="bold"/>
    </style:style>
    <style:style style:name="T18" style:family="text">
      <style:text-properties fo:font-style="italic"/>
    </style:style>
    <style:style style:name="T19" style:family="text">
      <style:text-properties officeooo:rsid="0018bdec"/>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Sumario</text:p>
          </text:index-title>
          <text:p text:style-name="P6"><text:a xlink:type="simple" xlink:href="#__RefHeading___Toc6713_4100656776" text:style-name="Index_20_Link" text:visited-style-name="Index_20_Link">Sobre la Arquitectura y Patrones de Diseño (Para sección "7. Diseño del Sistema")<text:tab/>1</text:a></text:p>
          <text:p text:style-name="P7"><text:a xlink:type="simple" xlink:href="#__RefHeading___Toc6715_4100656776" text:style-name="Index_20_Link" text:visited-style-name="Index_20_Link">Patrón DAO (Data Access Object):<text:tab/>1</text:a></text:p>
          <text:p text:style-name="P7"><text:a xlink:type="simple" xlink:href="#__RefHeading___Toc6717_4100656776" text:style-name="Index_20_Link" text:visited-style-name="Index_20_Link">Manejo de Tipos de Datos Críticos:<text:tab/>2</text:a></text:p>
          <text:p text:style-name="P6"><text:a xlink:type="simple" xlink:href="#__RefHeading___Toc6719_4100656776" text:style-name="Index_20_Link" text:visited-style-name="Index_20_Link">Sobre la Seguridad Implementada (Para sección "9. Implementación / Seguridad")<text:tab/>2</text:a></text:p>
          <text:p text:style-name="P7"><text:a xlink:type="simple" xlink:href="#__RefHeading___Toc6721_4100656776" text:style-name="Index_20_Link" text:visited-style-name="Index_20_Link">Prevención de Inyección SQL:<text:tab/>2</text:a></text:p>
          <text:p text:style-name="P7"><text:a xlink:type="simple" xlink:href="#__RefHeading___Toc6723_4100656776" text:style-name="Index_20_Link" text:visited-style-name="Index_20_Link">Gestión de Credenciales:<text:tab/>2</text:a></text:p>
          <text:p text:style-name="P6"><text:a xlink:type="simple" xlink:href="#__RefHeading___Toc6725_4100656776" text:style-name="Index_20_Link" text:visited-style-name="Index_20_Link">Sobre la Estrategia de Pruebas (Para sección "10. Pruebas")<text:tab/>2</text:a></text:p>
          <text:p text:style-name="P7"><text:a xlink:type="simple" xlink:href="#__RefHeading___Toc6727_4100656776" text:style-name="Index_20_Link" text:visited-style-name="Index_20_Link">Metodología de Pruebas Unitarias (Backend-First):<text:tab/>2</text:a></text:p>
          <text:p text:style-name="P6"><text:a xlink:type="simple" xlink:href="#__RefHeading___Toc6729_4100656776" text:style-name="Index_20_Link" text:visited-style-name="Index_20_Link">Sobre el Entorno de Desarrollo y Gestión de Versiones (Para sección "8. Tecnologías empleadas")<text:tab/>3</text:a></text:p>
          <text:p text:style-name="P7"><text:a xlink:type="simple" xlink:href="#__RefHeading___Toc6731_4100656776" text:style-name="Index_20_Link" text:visited-style-name="Index_20_Link">Gestión de Dependencias con Maven:<text:tab/>3</text:a></text:p>
          <text:p text:style-name="P7"><text:a xlink:type="simple" xlink:href="#__RefHeading___Toc6733_4100656776" text:style-name="Index_20_Link" text:visited-style-name="Index_20_Link">Flujo de Trabajo en Git (Gitflow Simplificado):<text:tab/>3</text:a></text:p>
          <text:p text:style-name="P6"><text:a xlink:type="simple" xlink:href="#__RefHeading___Toc7539_4100656776" text:style-name="Index_20_Link" text:visited-style-name="Index_20_Link">Implementación CRUD Clientes<text:tab/>3</text:a></text:p>
          <text:p text:style-name="P12"><text:a xlink:type="simple" xlink:href="#__RefHeading___Toc7541_4100656776" text:style-name="Index_20_Link" text:visited-style-name="Index_20_Link">Para la sección "9. Implementación / Persistencia de Datos":<text:tab/>3</text:a></text:p>
          <text:p text:style-name="P12"><text:a xlink:type="simple" xlink:href="#__RefHeading___Toc7543_4100656776" text:style-name="Index_20_Link" text:visited-style-name="Index_20_Link">Para la sección "10. Pruebas":<text:tab/>4</text:a></text:p>
          <text:p text:style-name="P6"><text:a xlink:type="simple" xlink:href="#__RefHeading___Toc5571_3292536861" text:style-name="Index_20_Link" text:visited-style-name="Index_20_Link">Explicación Técnica clase Conexion.java<text:tab/>4</text:a></text:p>
          <text:p text:style-name="P6"><text:a xlink:type="simple" xlink:href="#__RefHeading___Toc7545_4100656776" text:style-name="Index_20_Link" text:visited-style-name="Index_20_Link">Título: Gestión de Recursos Estáticos en Entorno Maven<text:tab/>4</text:a></text:p>
          <text:p text:style-name="P6"><text:a xlink:type="simple" xlink:href="#__RefHeading___Toc1723_1798647136" text:style-name="Index_20_Link" text:visited-style-name="Index_20_Link">Fase de implementación de la capa de persistencia (Backend) y pruebas unitarias del módulo de Vehículos<text:tab/>5</text:a></text:p>
          <text:p text:style-name="P8"><text:a xlink:type="simple" xlink:href="#__RefHeading___Toc931_1448953703" text:style-name="Index_20_Link" text:visited-style-name="Index_20_Link">A. Desincronización del Modelo Objeto-Relacional (ORM Manual)<text:tab/>5</text:a></text:p>
          <text:p text:style-name="P8"><text:a xlink:type="simple" xlink:href="#__RefHeading___Toc933_1448953703" text:style-name="Index_20_Link" text:visited-style-name="Index_20_Link">B. Violación de Integridad Referencial en Pruebas Unitarias<text:tab/>5</text:a></text:p>
          <text:p text:style-name="P8"><text:a xlink:type="simple" xlink:href="#__RefHeading___Toc935_1448953703" text:style-name="Index_20_Link" text:visited-style-name="Index_20_Link">C. Incoherencia en Constructores del Value Object (VO)<text:tab/>5</text:a></text:p>
          <text:p text:style-name="P6"><text:a xlink:type="simple" xlink:href="#__RefHeading___Toc937_1448953703" text:style-name="Index_20_Link" text:visited-style-name="Index_20_Link">Justificación Técnica: El campo activo (Borrado Lógico)<text:tab/>6</text:a></text:p>
          <text:p text:style-name="P8"><text:a xlink:type="simple" xlink:href="#__RefHeading___Toc939_1448953703" text:style-name="Index_20_Link" text:visited-style-name="Index_20_Link">¿Por qué NO usar DELETE (Borrado Físico)?<text:tab/>6</text:a></text:p>
          <text:p text:style-name="P8"><text:a xlink:type="simple" xlink:href="#__RefHeading___Toc941_1448953703" text:style-name="Index_20_Link" text:visited-style-name="Index_20_Link">La Solución: Soft Delete (Borrado Lógico)<text:tab/>6</text:a></text:p>
        </text:index-body>
      </text:table-of-content>
      <text:p text:style-name="P2"/>
      <text:p text:style-name="P2"/>
      <text:p text:style-name="P2"/>
      <text:h text:style-name="P13" text:outline-level="1"><text:bookmark-start text:name="__RefHeading___Toc6713_4100656776"/>Sobre la Arquitectura y Patrones de Diseño (Para sección "7. Diseño del Sistema") <text:bookmark-end text:name="__RefHeading___Toc6713_4100656776"/></text:h>
      <text:h text:style-name="P17" text:outline-level="2"><text:bookmark-start text:name="__RefHeading___Toc6715_4100656776"/>Patrón DAO (Data Access Object):<text:bookmark-end text:name="__RefHeading___Toc6715_4100656776"/></text:h>
      <text:p text:style-name="P3">Se ha implementado el patrón de diseño DAO para separar completamente la lógica de negocio de la persistencia de datos. Esto permite que la interfaz gráfica (Vista) desconozca los detalles de la base de datos (SQL), facilitando el mantenimiento y permitiendo cambiar el motor de base de datos en el futuro sin reescribir toda la aplicación.</text:p>
      <text:list text:style-name="L1">
        <text:list-item>
          <text:p text:style-name="P28"><text:span text:style-name="T8">C</text:span><text:span text:style-name="T9">omponentes</text:span><text:span text:style-name="T10">:</text:span><text:span text:style-name="T7"> Se han creado clases </text:span><text:span text:style-name="Source_20_Text"><text:span text:style-name="T12">VO</text:span></text:span><text:span text:style-name="T7"> (Value Objects o DTOs) como </text:span><text:span text:style-name="Source_20_Text"><text:span text:style-name="T12">UsuarioVO</text:span></text:span><text:span text:style-name="T7"> que actúan como meros transportadores de datos, y clases </text:span><text:span text:style-name="Source_20_Text"><text:span text:style-name="T12">DAO</text:span></text:span><text:span text:style-name="T7"> (</text:span><text:span text:style-name="Source_20_Text"><text:span text:style-name="T12">UsuarioDAO</text:span></text:span><text:span text:style-name="T7">) que encapsulan las operaciones CRUD (Create, Read, Update, Delete).</text:span></text:p>
          <text:p text:style-name="P30"><text:span text:style-name="T5"/></text:p>
        </text:list-item>
      </text:list>
      <text:h text:style-name="P17" text:outline-level="2"><text:bookmark-start text:name="__RefHeading___Toc6717_4100656776"/>Manejo de Tipos de Datos Críticos:<text:bookmark-end text:name="__RefHeading___Toc6717_4100656776"/></text:h>
      <text:list text:style-name="L2">
        <text:list-item>
          <text:p text:style-name="P36"><text:span text:style-name="T11">Gestión Monetaria:</text:span><text:span text:style-name="T7"> Se ha optado por utilizar la clase </text:span><text:span text:style-name="Source_20_Text"><text:span text:style-name="T12">java.math.BigDecimal</text:span></text:span><text:span text:style-name="T7"> para todos los atributos relacionados con precios y costes (en la clase </text:span><text:span text:style-name="Source_20_Text"><text:span text:style-name="T12">ProductoVO</text:span></text:span><text:span text:style-name="T7">). Se ha descartado el </text:span><text:soft-page-break/><text:span text:style-name="T7">uso de tipos primitivos como </text:span><text:span text:style-name="Source_20_Text"><text:span text:style-name="T12">double</text:span></text:span><text:span text:style-name="T7"> o </text:span><text:span text:style-name="Source_20_Text"><text:span text:style-name="T12">float</text:span></text:span><text:span text:style-name="T7"> para evitar los errores de precisión en coma flotante inherentes a estos tipos, garantizando así la exactitud financiera en los cálculos de facturación.</text:span></text:p>
        </text:list-item>
        <text:list-item>
          <text:p text:style-name="P36"><text:span text:style-name="T11">Gestión de Fechas:</text:span><text:span text:style-name="T7"> Se ha sustituido la clase obsoleta </text:span><text:span text:style-name="Source_20_Text"><text:span text:style-name="T12">java.util.Date</text:span></text:span><text:span text:style-name="T7"> por la API moderna de Java 8 (</text:span><text:span text:style-name="Source_20_Text"><text:span text:style-name="T12">java.time.LocalDate</text:span></text:span><text:span text:style-name="T7"> y </text:span><text:span text:style-name="Source_20_Text"><text:span text:style-name="T12">LocalDateTime</text:span></text:span><text:span text:style-name="T7">). Esto facilita la manipulación de fechas y evita problemas de zonas horarias en la persistencia.</text:span></text:p>
        </text:list-item>
      </text:list>
      <text:p text:style-name="P2"/>
      <text:p text:style-name="P4"><text:span text:style-name="T5"/></text:p>
      <text:h text:style-name="P13" text:outline-level="1"><text:bookmark-start text:name="__RefHeading___Toc6719_4100656776"/>Sobre la Seguridad Implementada (Para sección "9. Implementación / Seguridad") <text:bookmark-end text:name="__RefHeading___Toc6719_4100656776"/></text:h>
      <text:h text:style-name="P17" text:outline-level="2"><text:bookmark-start text:name="__RefHeading___Toc6721_4100656776"/>Prevención de Inyección SQL:<text:bookmark-end text:name="__RefHeading___Toc6721_4100656776"/></text:h>
      <text:p text:style-name="P3">Todo el acceso a datos se realiza estrictamente mediante java.sql.PreparedStatement. A diferencia de Statement, esta interfaz precompila las sentencias SQL y trata los parámetros de entrada como valores literales y no como parte del código ejecutable. Esto mitiga eficazmente los ataques de Inyección SQL, asegurando que un usuario malintencionado no pueda manipular las consultas a través de los formularios de entrada (como el Login).</text:p>
      <text:h text:style-name="P17" text:outline-level="2"><text:bookmark-start text:name="__RefHeading___Toc6723_4100656776"/>Gestión de Credenciales:<text:bookmark-end text:name="__RefHeading___Toc6723_4100656776"/></text:h>
      <text:p text:style-name="P3">Aunque en la fase inicial de desarrollo se trabaja con contraseñas en texto plano para facilitar el debugging, la estructura de la base de datos (columna password_hash) y el DAO están preparados para integrar algoritmos de hash (como BCrypt o SHA-256) en la siguiente iteración, cumpliendo con los principios básicos de confidencialidad.</text:p>
      <text:h text:style-name="P13" text:outline-level="1"><text:bookmark-start text:name="__RefHeading___Toc6725_4100656776"/>Sobre la Estrategia de Pruebas (Para sección "10. Pruebas") <text:bookmark-end text:name="__RefHeading___Toc6725_4100656776"/></text:h>
      <text:h text:style-name="P17" text:outline-level="2"><text:bookmark-start text:name="__RefHeading___Toc6727_4100656776"/>Metodología de Pruebas Unitarias (Backend-First):<text:bookmark-end text:name="__RefHeading___Toc6727_4100656776"/></text:h>
      <text:p text:style-name="P3">Se ha adoptado una estrategia de desarrollo donde la capa de persistencia se verifica antes de conectarla a la interfaz gráfica.</text:p>
      <text:list text:style-name="L3">
        <text:list-item>
          <text:p text:style-name="P31"><text:span text:style-name="T6">Herramientas:</text:span><text:span text:style-name="T5"> Se utiliza el framework </text:span><text:span text:style-name="T6">JUnit 5</text:span><text:span text:style-name="T5"> integrado en Maven.</text:span></text:p>
        </text:list-item>
        <text:list-item>
          <text:p text:style-name="P29"><text:span text:style-name="T11">Alcance:</text:span><text:span text:style-name="T7"> Se han implementado pruebas unitarias para verificar la conectividad (</text:span><text:span text:style-name="Source_20_Text"><text:span text:style-name="T12">ConexionTest</text:span></text:span><text:span text:style-name="T7">) y la lógica de autenticación (</text:span><text:span text:style-name="Source_20_Text"><text:span text:style-name="T12">UsuarioDAOTest</text:span></text:span><text:span text:style-name="T7">).</text:span></text:p>
        </text:list-item>
        <text:list-item>
          <text:p text:style-name="P32"><text:span text:style-name="T6">Validación:</text:span><text:span text:style-name="T5"> Las pruebas cubren tanto "caminos felices" (login correcto con usuario existente) como "casos de borde" (login fallido, usuario inexistente), asegurando la robustez del backend antes de la integración con Swing.</text:span></text:p>
        </text:list-item>
      </text:list>
      <text:p text:style-name="P5"><text:span text:style-name="T4"/></text:p>
      <text:h text:style-name="P13" text:outline-level="1"><text:bookmark-start text:name="__RefHeading___Toc6729_4100656776"/><text:soft-page-break/>Sobre el Entorno de Desarrollo y Gestión de Versiones (Para sección "8. Tecnologías empleadas") <text:bookmark-end text:name="__RefHeading___Toc6729_4100656776"/></text:h>
      <text:h text:style-name="P17" text:outline-level="2"><text:bookmark-start text:name="__RefHeading___Toc6731_4100656776"/>Gestión de Dependencias con Maven:<text:bookmark-end text:name="__RefHeading___Toc6731_4100656776"/></text:h>
      <text:p text:style-name="P3">El proyecto utiliza Apache Maven para la gestión automática de librerías. Esto garantiza que el proyecto sea reproducible en cualquier entorno sin necesidad de configurar manualmente el Classpath. Se han definido dependencias clave en el pom.xml: mysql-connector-j para la conectividad y junit-jupiter para el testing.</text:p>
      <text:h text:style-name="P17" text:outline-level="2"><text:bookmark-start text:name="__RefHeading___Toc6733_4100656776"/>Flujo de Trabajo en Git (Gitflow Simplificado):<text:bookmark-end text:name="__RefHeading___Toc6733_4100656776"/></text:h>
      <text:p text:style-name="P3">Se utiliza un sistema de control de versiones distribuido con una estrategia de ramas:</text:p>
      <text:list text:style-name="L4">
        <text:list-item>
          <text:p text:style-name="P37"><text:span text:style-name="Source_20_Text"><text:span text:style-name="T13">main</text:span></text:span><text:span text:style-name="T7">: Código estable y listo para producción.</text:span></text:p>
        </text:list-item>
        <text:list-item>
          <text:p text:style-name="P37"><text:span text:style-name="Source_20_Text"><text:span text:style-name="T13">develop</text:span></text:span><text:span text:style-name="T7">: Rama de integración principal.</text:span></text:p>
        </text:list-item>
        <text:list-item>
          <text:p text:style-name="P33"><text:span text:style-name="T2">feature/*</text:span>: Ramas temporales para el desarrollo de módulos específicos (ej: feature/auth-login).</text:p>
        </text:list-item>
      </text:list>
      <text:list text:style-name="L5">
        <text:list-header>
          <text:p text:style-name="P34">Esto permite desarrollar nuevas funcionalidades de forma aislada sin comprometer la estabilidad del código base.</text:p>
        </text:list-header>
      </text:list>
      <text:p text:style-name="P2"/>
      <text:h text:style-name="P16" text:outline-level="1"><text:bookmark-start text:name="__RefHeading___Toc7539_4100656776"/>Implementaci<text:span text:style-name="T17">ón CRUD Clientes</text:span><text:bookmark-end text:name="__RefHeading___Toc7539_4100656776"/></text:h>
      <text:h text:style-name="P18" text:outline-level="4"><text:bookmark-start text:name="__RefHeading___Toc7541_4100656776"/>Para la sección "9. Implementación / Persistencia de Datos":<text:bookmark-end text:name="__RefHeading___Toc7541_4100656776"/></text:h>
      <text:p text:style-name="P22"><text:span text:style-name="T1">Gestión de Clientes y Borrado Lógico:</text:span> Para el módulo de gestión de clientes, se ha implementado la clase <text:span text:style-name="Source_20_Text">ClienteDAO</text:span> cubriendo las cuatro operaciones fundamentales (CRUD). Un aspecto destacado de esta implementación es la estrategia de eliminación de registros:</text:p>
      <text:list text:style-name="L12">
        <text:list-item>
          <text:p text:style-name="P20"><text:span text:style-name="T1">Persistencia de Integridad:</text:span> En lugar de realizar un borrado físico (<text:span text:style-name="Source_20_Text">DELETE FROM...</text:span>), que podría romper la integridad referencial con facturas o vehículos históricos, se ha optado por un <text:span text:style-name="T1">Borrado Lógico</text:span>.</text:p>
        </text:list-item>
        <text:list-item>
          <text:p text:style-name="P20"><text:span text:style-name="T1">Implementación:</text:span> Se utiliza una columna <text:span text:style-name="Source_20_Text">activo</text:span> (tipo BOOLEAN/TINYINT) en la base de datos. La operación "Eliminar" en la aplicación simplemente ejecuta un <text:span text:style-name="Source_20_Text">UPDATE clientes SET activo = 0</text:span>, ocultando el cliente de las vistas generales pero preservando su historial para futuros informes o auditorías.</text:p>
        </text:list-item>
      </text:list>
      <text:p text:style-name="P22"><text:span text:style-name="T1">Mapeo de Tipos Temporales (Date Mapping):</text:span> Se ha resuelto la impedancia entre los tipos de datos de Java y SQL. Mientras que la aplicación utiliza el estándar moderno <text:span text:style-name="Source_20_Text">java.time.LocalDate</text:span> para manejar fechas (como el registro del cliente), la base de datos utiliza el tipo <text:span text:style-name="Source_20_Text">DATE</text:span>. El DAO se encarga de la conversión bidireccional transparente utilizando <text:span text:style-name="Source_20_Text">java.sql.Date.valueOf()</text:span> para la persistencia y <text:soft-page-break/><text:span text:style-name="Source_20_Text">toLocalDate()</text:span> para la recuperación, garantizando que no haya pérdida de información ni errores de formato.</text:p>
      <text:h text:style-name="P19" text:outline-level="4"><text:bookmark-start text:name="__RefHeading___Toc7543_4100656776"/>Para la sección "10. Pruebas":<text:bookmark-end text:name="__RefHeading___Toc7543_4100656776"/></text:h>
      <text:p text:style-name="P22"><text:span text:style-name="T1">Pruebas de Integración del CRUD:</text:span> Se ha verificado el ciclo de vida completo de la entidad Cliente mediante la clase <text:span text:style-name="Source_20_Text">ClienteDAOTest</text:span>. La prueba <text:span text:style-name="Source_20_Text">testCrudCliente</text:span> ejecuta secuencialmente:</text:p>
      <text:list text:style-name="L14">
        <text:list-item>
          <text:p text:style-name="P21"><text:span text:style-name="T1">Inserción</text:span> de un nuevo registro.</text:p>
        </text:list-item>
        <text:list-item>
          <text:p text:style-name="P21"><text:span text:style-name="T1">Recuperación</text:span> (búsqueda por DNI) para validar que los datos se guardaron correctamente.</text:p>
        </text:list-item>
        <text:list-item>
          <text:p text:style-name="P21"><text:span text:style-name="T1">Modificación</text:span> de datos y verificación de la actualización.</text:p>
        </text:list-item>
        <text:list-item>
          <text:p text:style-name="P21"><text:span text:style-name="T1">Eliminación lógica</text:span> y confirmación de que el DAO ya no recupera dicho registro en las consultas estándar. Esta batería de pruebas asegura que la lógica de negocio básica es robusta antes de ser conectada a la interfaz de usuario.</text:p>
        </text:list-item>
      </text:list>
      <text:p text:style-name="P27"/>
      <text:h text:style-name="P14" text:outline-level="1"><text:bookmark-start text:name="__RefHeading___Toc5571_3292536861"/>Explicación Técnica <text:span text:style-name="T3">clase Conexion.java</text:span><text:bookmark-end text:name="__RefHeading___Toc5571_3292536861"/></text:h>
      <text:p text:style-name="P2">Cuando redactes la memoria, aquí tienes los puntos clave sobre este código:</text:p>
      <text:list text:style-name="L6">
        <text:list-item>
          <text:p text:style-name="P38"><text:span text:style-name="T15">Patrón Singleton:</text:span><text:span text:style-name="T14"> Observa el constructor </text:span><text:span text:style-name="Source_20_Text"><text:span text:style-name="T14">private Conexion()</text:span></text:span><text:span text:style-name="T14">. Esto impide hacer </text:span><text:span text:style-name="Source_20_Text"><text:span text:style-name="T14">new Conexion()</text:span></text:span><text:span text:style-name="T14"> desde fuera. La única forma de entrar es </text:span><text:span text:style-name="Source_20_Text"><text:span text:style-name="T14">Conexion.getInstance()</text:span></text:span><text:span text:style-name="T14">.</text:span></text:p>
        </text:list-item>
        <text:list-item>
          <text:p text:style-name="P38"><text:span text:style-name="T15">JDBC (Java Database Connectivity):</text:span><text:span text:style-name="T14"> Usamos </text:span><text:span text:style-name="Source_20_Text"><text:span text:style-name="T14">DriverManager</text:span></text:span><text:span text:style-name="T14"> para crear el puente entre Java y MySQL.</text:span></text:p>
        </text:list-item>
        <text:list-item>
          <text:p text:style-name="P38"><text:span text:style-name="T15">Gestión de Errores:</text:span><text:span text:style-name="T14"> Usamos </text:span><text:span text:style-name="Source_20_Text"><text:span text:style-name="T14">try-catch</text:span></text:span><text:span text:style-name="T14"> y </text:span><text:span text:style-name="Source_20_Text"><text:span text:style-name="T14">Logger</text:span></text:span><text:span text:style-name="T14"> en lugar de simplemente imprimir el error, lo cual es una práctica profesional para registrar incidencias.</text:span></text:p>
        </text:list-item>
      </text:list>
      <text:p text:style-name="P1"/>
      <text:p text:style-name="P1"/>
      <text:h text:style-name="P15" text:outline-level="1"><text:bookmark-start text:name="__RefHeading___Toc7545_4100656776"/>Título: Gestión de Recursos Estáticos en Entorno Maven<text:bookmark-end text:name="__RefHeading___Toc7545_4100656776"/></text:h>
      <text:p text:style-name="P22"><text:span text:style-name="T15">Problema Detectado:</text:span><text:span text:style-name="T14"> Durante la primera ejecución completa de la interfaz gráfica (</text:span><text:span text:style-name="Source_20_Text"><text:span text:style-name="T14">VentanaPrincipal</text:span></text:span><text:span text:style-name="T14">), la aplicación se detuvo inesperadamente lanzando una excepción </text:span><text:span text:style-name="Source_20_Text"><text:span text:style-name="T14">java.lang.NullPointerException</text:span></text:span><text:span text:style-name="T14">. El análisis de la traza de error (Stack Trace) señaló el fallo en el constructor de </text:span><text:span text:style-name="Source_20_Text"><text:span text:style-name="T14">javax.swing.ImageIcon</text:span></text:span><text:span text:style-name="T14">, indicando que la ruta de los recursos gráficos (iconos y logotipos) era nula.</text:span></text:p>
      <text:p text:style-name="P22"><text:span text:style-name="T15">Causa Técnica:</text:span><text:span text:style-name="T14"> El error se debió </text:span><text:span text:style-name="T16">a un error en la ubicación de las imágenes.</text:span></text:p>
      <text:p text:style-name="P24"><text:span text:style-name="T1">Solución Implementada:</text:span> Se reestructuró el proyecto adoptando el <text:span text:style-name="T1">Maven Standard Directory Layout</text:span>.</text:p>
      <text:list text:style-name="L15">
        <text:list-item>
          <text:p text:style-name="P25"><text:span text:style-name="T14">Se creó el directorio estándar </text:span><text:span text:style-name="Source_20_Text"><text:span text:style-name="T14">src/main/resources</text:span></text:span><text:span text:style-name="T14">.</text:span></text:p>
        </text:list-item>
        <text:list-item>
          <text:p text:style-name="P23"><text:soft-page-break/>Se migraron todos los activos estáticos (imágenes, iconos, configuraciones) a dicho directorio.</text:p>
        </text:list-item>
        <text:list-item>
          <text:p text:style-name="P25">Se actualizaron las rutas en el código Java para cargar los recursos de forma relativa al <text:span text:style-name="T18">Classpath</text:span> (<text:span text:style-name="Source_20_Text"><text:span text:style-name="T14">getClass().getResource("/images/...")</text:span></text:span>), garantizando así la portabilidad de la aplicación entre diferentes sistemas operativos (Linux/Windows).</text:p>
        </text:list-item>
      </text:list>
      <text:p text:style-name="P1"/>
      <text:p text:style-name="P1"/>
      <text:h text:style-name="Heading_20_1" text:outline-level="1"><text:bookmark-start text:name="__RefHeading___Toc1723_1798647136"/><text:span text:style-name="T19">F</text:span>ase de implementación de la capa de persistencia (Backend) y pruebas unitarias del módulo de Vehículos<text:bookmark-end text:name="__RefHeading___Toc1723_1798647136"/></text:h>
      <text:p text:style-name="P44">nos enfrentamos a los siguientes desafíos técnicos:</text:p>
      <text:h text:style-name="Heading_20_3" text:outline-level="3"><text:bookmark-start text:name="__RefHeading___Toc931_1448953703"/>A. Desincronización del Modelo Objeto-Relacional (ORM Manual)<text:bookmark-end text:name="__RefHeading___Toc931_1448953703"/></text:h>
      <text:list text:style-name="L7">
        <text:list-item>
          <text:p text:style-name="P39"><text:span text:style-name="T1">El Problema:</text:span> Se produjeron errores <text:span text:style-name="Source_20_Text">SQLException: Unknown column</text:span> durante la ejecución de los tests. La clase Java <text:span text:style-name="Source_20_Text">VehiculoVO</text:span> utilizaba nombres de atributos estándar (<text:span text:style-name="Source_20_Text">numeroChasis</text:span>, <text:span text:style-name="Source_20_Text">anio</text:span>), mientras que la base de datos preexistente utilizaba una nomenclatura distinta (<text:span text:style-name="Source_20_Text">bastidor</text:span>, <text:span text:style-name="Source_20_Text">anio_fabricacion</text:span>).</text:p>
        </text:list-item>
        <text:list-item>
          <text:p text:style-name="P39"><text:span text:style-name="T1">La Solución:</text:span> Se aplicó un patrón de <text:span text:style-name="T1">Mapeo Explícito</text:span> en la clase <text:span text:style-name="Source_20_Text">VehiculoDAO</text:span>. En lugar de renombrar las columnas de la base de datos (lo que podría afectar a otros sistemas), se adaptó el código Java para "traducir" los datos al vuelo:</text:p>
          <text:list>
            <text:list-item>
              <text:p text:style-name="P39">Lectura: <text:span text:style-name="Source_20_Text">rs.getString("bastidor")</text:span> → <text:span text:style-name="Source_20_Text">vo.setBastidor(...)</text:span></text:p>
            </text:list-item>
            <text:list-item>
              <text:p text:style-name="P39">Escritura: <text:span text:style-name="Source_20_Text">stmt.setString(..., vo.getBastidor())</text:span> → columna <text:span text:style-name="Source_20_Text">bastidor</text:span>.</text:p>
            </text:list-item>
          </text:list>
        </text:list-item>
      </text:list>
      <text:h text:style-name="Heading_20_3" text:outline-level="3"><text:bookmark-start text:name="__RefHeading___Toc933_1448953703"/>B. Violación de Integridad Referencial en Pruebas Unitarias<text:bookmark-end text:name="__RefHeading___Toc933_1448953703"/></text:h>
      <text:list text:style-name="L8">
        <text:list-item>
          <text:p text:style-name="P40"><text:span text:style-name="T1">El Problema:</text:span> Las pruebas JUnit fallaban con el error <text:span text:style-name="Source_20_Text">Duplicate entry '...' for key 'PRIMARY'</text:span>. Esto ocurría porque los tests anteriores realizaban un "borrado lógico" (ocultaban el dato), pero el registro físico permanecía en la base de datos, impidiendo volver a insertar un vehículo con la misma Clave Primaria (Bastidor) en la siguiente ejecución.</text:p>
        </text:list-item>
        <text:list-item>
          <text:p text:style-name="P40"><text:span text:style-name="T1">La Solución:</text:span> Se implementó un mecanismo de <text:span text:style-name="T1">Limpieza Física (</text:span><text:span text:style-name="Source_20_Text"><text:span text:style-name="T1">tearDown</text:span></text:span><text:span text:style-name="T1">)</text:span> dentro del método <text:span text:style-name="Source_20_Text">@BeforeEach</text:span> de los tests. Antes de cada prueba, el sistema elimina físicamente los datos de prueba (<text:span text:style-name="Source_20_Text">DELETE FROM</text:span>) asegurando un entorno estéril y garantizando la <text:span text:style-name="T1">idempotencia</text:span> de las pruebas (que puedan ejecutarse infinitas veces con el mismo resultado).</text:p>
        </text:list-item>
      </text:list>
      <text:h text:style-name="Heading_20_3" text:outline-level="3"><text:bookmark-start text:name="__RefHeading___Toc935_1448953703"/>C. Incoherencia en Constructores del Value Object (VO)<text:bookmark-end text:name="__RefHeading___Toc935_1448953703"/></text:h>
      <text:list text:style-name="L9">
        <text:list-item>
          <text:p text:style-name="P41"><text:span text:style-name="T1">El Problema:</text:span> Error de compilación <text:span text:style-name="Source_20_Text">No suitable constructor found</text:span>. La evolución de la clase <text:span text:style-name="Source_20_Text">VehiculoVO</text:span> (añadiendo nuevos campos) dejó obsoletas las llamadas en las clases de Test que usaban constructores antiguos.</text:p>
        </text:list-item>
        <text:list-item>
          <text:p text:style-name="P41"><text:soft-page-break/><text:span text:style-name="T1">La Solución:</text:span> Se refactorizó la clase <text:span text:style-name="Source_20_Text">VehiculoVO</text:span> para incluir tres sobrecargas de constructores estratégicas:</text:p>
          <text:list>
            <text:list-item>
              <text:p text:style-name="P41"><text:span text:style-name="T1">Constructor vacío:</text:span> Requerido por herramientas de reflexión y para instanciación en el DAO.</text:p>
            </text:list-item>
            <text:list-item>
              <text:p text:style-name="P41"><text:span text:style-name="T1">Constructor completo:</text:span> Para formularios de alta.</text:p>
            </text:list-item>
            <text:list-item>
              <text:p text:style-name="P41"><text:span text:style-name="T1">Constructor parcial:</text:span> Para pruebas rápidas. Posteriormente, se actualizó el código de los tests para usar el constructor completo, alineando la capa de pruebas con el modelo actual.</text:p>
            </text:list-item>
          </text:list>
        </text:list-item>
      </text:list>
      <text:p text:style-name="Horizontal_20_Line"/>
      <text:h text:style-name="Heading_20_1" text:outline-level="1"><text:bookmark-start text:name="__RefHeading___Toc937_1448953703"/>Justificación Técnica: El campo <text:span text:style-name="Source_20_Text">activo</text:span> (Borrado Lógico)<text:bookmark-end text:name="__RefHeading___Toc937_1448953703"/></text:h>
      <text:p text:style-name="Text_20_body">Esta es una pregunta de defensa de proyecto de "Matrícula de Honor". Aquí tienes la explicación de por qué hemos añadido la columna <text:span text:style-name="Source_20_Text">activo</text:span> (TINYINT/BOOLEAN) en lugar de simplemente borrar las filas.</text:p>
      <text:h text:style-name="Heading_20_3" text:outline-level="3"><text:bookmark-start text:name="__RefHeading___Toc939_1448953703"/>¿Por qué NO usar <text:span text:style-name="Source_20_Text">DELETE</text:span> (Borrado Físico)?<text:bookmark-end text:name="__RefHeading___Toc939_1448953703"/></text:h>
      <text:p text:style-name="Text_20_body">En un sistema de gestión empresarial (ERP) como el de un taller, <text:span text:style-name="T1">la información es sagrada y está interconectada</text:span>.</text:p>
      <text:list text:style-name="L10">
        <text:list-item>
          <text:p text:style-name="P42"><text:span text:style-name="T1">Integridad Referencial (El motivo principal):</text:span> Imagina que borras físicamente un vehículo (<text:span text:style-name="Source_20_Text">DELETE FROM vehiculos WHERE matricula = '...'</text:span>). Si ese vehículo tiene <text:span text:style-name="T1">facturas, presupuestos o reparaciones históricas</text:span> asociadas, la base de datos te dará un error (Foreign Key Constraint) o, peor aún, borrará en cascada esas facturas (perdiendo datos fiscales).</text:p>
        </text:list-item>
        <text:list-item>
          <text:p text:style-name="P42"><text:span text:style-name="T1">Histórico y Auditoría:</text:span> Un cliente puede vender su coche, pero el taller necesita saber qué reparaciones se le hicieron hace dos años para temas de garantías o consultas futuras. Si borras el coche, pierdes el contexto de esas reparaciones.</text:p>
        </text:list-item>
        <text:list-item>
          <text:p text:style-name="P42"><text:span text:style-name="T1">Seguridad y Recuperación:</text:span> Si un empleado borra un vehículo por error usando <text:span text:style-name="Source_20_Text">DELETE</text:span>, el dato se pierde para siempre (salvo copias de seguridad costosas de restaurar).</text:p>
        </text:list-item>
      </text:list>
      <text:h text:style-name="Heading_20_3" text:outline-level="3"><text:bookmark-start text:name="__RefHeading___Toc941_1448953703"/>La Solución: Soft Delete (Borrado Lógico)<text:bookmark-end text:name="__RefHeading___Toc941_1448953703"/></text:h>
      <text:p text:style-name="Text_20_body">Al añadir el campo <text:span text:style-name="Source_20_Text">activo</text:span>, cambiamos el comportamiento del sistema:</text:p>
      <text:list text:style-name="L11">
        <text:list-item>
          <text:p text:style-name="P43"><text:span text:style-name="T1">Al "Borrar":</text:span> No ejecutamos un <text:span text:style-name="Source_20_Text">DELETE</text:span>. Ejecutamos un <text:span text:style-name="Source_20_Text">UPDATE vehiculos SET activo = 0 WHERE ...</text:span>. El dato sigue ahí, pero "marcado" como invisible.</text:p>
        </text:list-item>
        <text:list-item>
          <text:p text:style-name="P43"><text:span text:style-name="T1">Al Listar:</text:span> Todas nuestras consultas SQL incluyen la cláusula <text:span text:style-name="Source_20_Text">WHERE activo = 1</text:span>. Así, el usuario solo ve los coches actuales, pero la base de datos conserva todo el historial.</text:p>
        </text:list-item>
      </text:list>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0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03T21:08:36.343289347</meta:creation-date>
    <dc:date>2026-02-09T18:30:36.325488974</dc:date>
    <meta:editing-duration>PT16M25S</meta:editing-duration>
    <meta:editing-cycles>8</meta:editing-cycles>
    <meta:generator>LibreOffice/24.2.7.2$Linux_X86_64 LibreOffice_project/420$Build-2</meta:generator>
    <meta:document-statistic meta:table-count="0" meta:image-count="0" meta:object-count="0" meta:page-count="6" meta:paragraph-count="103" meta:word-count="1870" meta:character-count="12412" meta:non-whitespace-character-count="10679"/>
  </office:meta>
</office:document-meta>
</file>